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0.638cm"/>
    </style:style>
    <style:style style:name="co6" style:family="table-column">
      <style:table-column-properties fo:break-before="auto" style:column-width="11.763cm"/>
    </style:style>
    <style:style style:name="co7" style:family="table-column">
      <style:table-column-properties fo:break-before="auto" style:column-width="4.175cm"/>
    </style:style>
    <style:style style:name="co8" style:family="table-column">
      <style:table-column-properties fo:break-before="auto" style:column-width="5.669cm"/>
    </style:style>
    <style:style style:name="co9" style:family="table-column">
      <style:table-column-properties fo:break-before="auto" style:column-width="15.722cm"/>
    </style:style>
    <style:style style:name="co10" style:family="table-column">
      <style:table-column-properties fo:break-before="auto" style:column-width="2.648cm"/>
    </style:style>
    <style:style style:name="co11" style:family="table-column">
      <style:table-column-properties fo:break-before="auto" style:column-width="2.672cm"/>
    </style:style>
    <style:style style:name="co12" style:family="table-column">
      <style:table-column-properties fo:break-before="auto" style:column-width="4.431cm"/>
    </style:style>
    <style:style style:name="co13" style:family="table-column">
      <style:table-column-properties fo:break-before="auto" style:column-width="4.752cm"/>
    </style:style>
    <style:style style:name="co14" style:family="table-column">
      <style:table-column-properties fo:break-before="auto" style:column-width="4.009cm"/>
    </style:style>
    <style:style style:name="co15" style:family="table-column">
      <style:table-column-properties fo:break-before="auto" style:column-width="4.133cm"/>
    </style:style>
    <style:style style:name="co16" style:family="table-column">
      <style:table-column-properties fo:break-before="auto" style:column-width="2.896cm"/>
    </style:style>
    <style:style style:name="co17" style:family="table-column">
      <style:table-column-properties fo:break-before="auto" style:column-width="3.44cm"/>
    </style:style>
    <style:style style:name="co18" style:family="table-column">
      <style:table-column-properties fo:break-before="auto" style:column-width="3.291cm"/>
    </style:style>
    <style:style style:name="co19" style:family="table-column">
      <style:table-column-properties fo:break-before="auto" style:column-width="2.524cm"/>
    </style:style>
    <style:style style:name="co20" style:family="table-column">
      <style:table-column-properties fo:break-before="auto" style:column-width="2.97cm"/>
    </style:style>
    <style:style style:name="co21" style:family="table-column">
      <style:table-column-properties fo:break-before="auto" style:column-width="0.517cm"/>
    </style:style>
    <style:style style:name="co22" style:family="table-column">
      <style:table-column-properties fo:break-before="auto" style:column-width="5.099cm"/>
    </style:style>
    <style:style style:name="co23" style:family="table-column">
      <style:table-column-properties fo:break-before="auto" style:column-width="3.341cm"/>
    </style:style>
    <style:style style:name="co24" style:family="table-column">
      <style:table-column-properties fo:break-before="auto" style:column-width="2.773cm"/>
    </style:style>
    <style:style style:name="co25" style:family="table-column">
      <style:table-column-properties fo:break-before="auto" style:column-width="0.494cm"/>
    </style:style>
    <style:style style:name="co26" style:family="table-column">
      <style:table-column-properties fo:break-before="auto" style:column-width="20.724cm"/>
    </style:style>
    <style:style style:name="co27" style:family="table-column">
      <style:table-column-properties fo:break-before="auto" style:column-width="21.731cm"/>
    </style:style>
    <style:style style:name="co28" style:family="table-column">
      <style:table-column-properties fo:break-before="auto" style:column-width="19.662cm"/>
    </style:style>
    <style:style style:name="co29"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1.842cm" fo:break-before="auto" style:use-optimal-row-height="true"/>
    </style:style>
    <style:style style:name="ro13" style:family="table-row">
      <style:table-row-properties style:row-height="2.738cm" fo:break-before="auto" style:use-optimal-row-height="true"/>
    </style:style>
    <style:style style:name="ro14" style:family="table-row">
      <style:table-row-properties style:row-height="1.395cm" fo:break-before="auto" style:use-optimal-row-height="true"/>
    </style:style>
    <style:style style:name="ro15" style:family="table-row">
      <style:table-row-properties style:row-height="0.778cm" fo:break-before="auto" style:use-optimal-row-height="true"/>
    </style:style>
    <style:style style:name="ro16" style:family="table-row">
      <style:table-row-properties style:row-height="1.794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0.695cm" fo:break-before="auto" style:use-optimal-row-height="true"/>
    </style:style>
    <style:style style:name="ro19" style:family="table-row">
      <style:table-row-properties style:row-height="2.027cm" fo:break-before="auto" style:use-optimal-row-height="true"/>
    </style:style>
    <style:style style:name="ro20" style:family="table-row">
      <style:table-row-properties style:row-height="5.078cm" fo:break-before="auto" style:use-optimal-row-height="false"/>
    </style:style>
    <style:style style:name="ro21" style:family="table-row">
      <style:table-row-properties style:row-height="15.453cm" fo:break-before="auto" style:use-optimal-row-height="true"/>
    </style:style>
    <style:style style:name="ro22" style:family="table-row">
      <style:table-row-properties style:row-height="2.817cm" fo:break-before="auto" style:use-optimal-row-height="true"/>
    </style:style>
    <style:style style:name="ro23" style:family="table-row">
      <style:table-row-properties style:row-height="5.9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20"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21"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7"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2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29"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64" style:family="table-cell" style:parent-style-name="Default">
      <style:table-cell-properties fo:background-color="#106802" style:text-align-source="fix" style:repeat-content="false" fo:wrap-option="wrap" fo:border="0.74pt solid #000000" style:vertical-align="middle"/>
      <style:paragraph-properties fo:text-align="center" fo:margin-left="0cm"/>
      <style:text-properties fo:color="#ffffff" style:font-name="DejaVu Sans Mono" fo:font-size="18pt" fo:font-weight="bold" style:font-size-asian="18pt" style:font-weight-asian="bold" style:font-size-complex="18pt" style:font-weight-complex="bold"/>
    </style:style>
    <style:style style:name="ce65" style:family="table-cell" style:parent-style-name="Default">
      <style:table-cell-properties fo:background-color="#ccf4c6" fo:wrap-option="wrap" fo:border="0.74pt solid #000000" style:vertical-align="middle"/>
      <style:text-properties fo:font-size="12pt" style:font-size-asian="12pt" style:font-size-complex="12pt"/>
    </style:style>
    <style:style style:name="ce66" style:family="table-cell" style:parent-style-name="Default">
      <style:table-cell-properties fo:background-color="#92e285" fo:wrap-option="wrap" fo:border="0.74pt solid #000000" style:vertical-align="middle"/>
      <style:text-properties fo:font-size="12pt" style:font-size-asian="12pt" style:font-size-complex="12pt"/>
    </style:style>
    <style:style style:name="ce42" style:family="table-cell" style:parent-style-name="Default">
      <style:table-cell-properties fo:background-color="#18a303" style:text-align-source="fix" style:repeat-content="false" fo:wrap-option="wrap" fo:border="0.74pt solid #000000" style:vertical-align="middle"/>
      <style:paragraph-properties fo:text-align="center" fo:margin-left="0cm"/>
      <style:text-properties fo:color="#ffffff" style:font-name="DejaVu Sans Mono" fo:font-size="14pt" fo:font-weight="bold" style:font-size-asian="14pt" style:font-weight-asian="bold" style:font-size-complex="14pt" style:font-weight-complex="bold"/>
    </style:style>
    <style:style style:name="ce43" style:family="table-cell" style:parent-style-name="Default">
      <style:table-cell-properties fo:background-color="#ccf4c6"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44" style:family="table-cell" style:parent-style-name="Default">
      <style:table-cell-properties fo:background-color="#92e285"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45" style:family="table-cell" style:parent-style-name="Default">
      <style:table-cell-properties fo:background-color="#8e03a3" style:text-align-source="fix" style:repeat-content="false" fo:wrap-option="wrap" fo:border="0.74pt solid #000000" style:vertical-align="middle"/>
      <style:paragraph-properties fo:text-align="center" fo:margin-left="0cm"/>
      <style:text-properties fo:color="#ffffff" style:font-name="DejaVu Sans Mono" fo:font-size="14pt" fo:font-weight="bold" style:font-size-asian="14pt" style:font-weight-asian="bold" style:font-size-complex="14pt" style:font-weight-complex="bold"/>
    </style:style>
    <style:style style:name="ce46" style:family="table-cell" style:parent-style-name="Default">
      <style:table-cell-properties fo:background-color="#f2cbf8"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47" style:family="table-cell" style:parent-style-name="Default">
      <style:table-cell-properties fo:background-color="#dc85e9"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55"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62"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74"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architecte logiciel remplaçcant le FR Product Team Manager</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je fournisse un baclog, un planning et des recommandations</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organiser le lancement du projet « Crypto plateforme » de la société GitMeMony</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5"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Backlog (<text:a xlink:href="https://pubs.opengroup.org/togaf-standard/guides/agile-sprints.html#_Toc94794987" xlink:type="simple">TOGAF 3.3.3</text:a>)</text:p>
          </table:table-cell>
          <table:table-cell/>
          <table:table-cell table:style-name="ce19" office:value-type="string" calcext:value-type="string">
            <text:p>?</text:p>
          </table:table-cell>
          <table:table-cell table:style-name="ce27" office:value-type="string" calcext:value-type="string">
            <text:p>?</text:p>
          </table:table-cell>
          <table:table-cell/>
        </table:table-row>
        <table:table-row table:style-name="ro6">
          <table:table-cell/>
          <table:covered-table-cell table:number-columns-repeated="2"/>
          <table:table-cell table:style-name="ce118" office:value-type="string" calcext:value-type="string">
            <text:p>Diagramme de Gantt</text:p>
          </table:table-cell>
          <table:table-cell/>
          <table:table-cell table:style-name="ce20" office:value-type="string" calcext:value-type="string">
            <text:p>?</text:p>
          </table:table-cell>
          <table:table-cell table:style-name="ce28" office:value-type="string" calcext:value-type="string">
            <text:p>?</text:p>
          </table:table-cell>
          <table:table-cell/>
        </table:table-row>
        <table:table-row table:style-name="ro6">
          <table:table-cell/>
          <table:covered-table-cell table:number-columns-repeated="2"/>
          <table:table-cell table:style-name="ce118" office:value-type="string" calcext:value-type="string">
            <text:p>Guide de recommandations</text:p>
          </table:table-cell>
          <table:table-cell/>
          <table:table-cell table:style-name="ce20" office:value-type="string" calcext:value-type="string">
            <text:p>?</text:p>
          </table:table-cell>
          <table:table-cell table:style-name="ce28" office:value-type="string" calcext:value-type="string">
            <text:p>?</text:p>
          </table:table-cell>
          <table:table-cell/>
        </table:table-row>
        <table:table-row table:style-name="ro7">
          <table:table-cell/>
          <table:covered-table-cell table:number-columns-repeated="2"/>
          <table:table-cell table:style-name="ce14" office:value-type="string" calcext:value-type="string">
            <text:p>document de constitution d’équipe</text:p>
          </table:table-cell>
          <table:table-cell/>
          <table:table-cell table:style-name="ce21" office:value-type="string" calcext:value-type="string">
            <text:p>?</text:p>
          </table:table-cell>
          <table:table-cell table:style-name="ce29" office:value-type="string" calcext:value-type="string">
            <text:p>?</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Roster" table:style-name="ta1">
        <office:forms form:automatic-focus="false" form:apply-design-mode="false"/>
        <table:table-column table:style-name="co1"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2" table:default-cell-style-name="ce1"/>
        <table:table-column table:style-name="co10" table:number-columns-repeated="2" table:default-cell-style-name="ce1"/>
        <table:table-column table:style-name="co1" table:number-columns-repeated="5" table:default-cell-style-name="ce1"/>
        <table:table-column table:style-name="co11" table:default-cell-style-name="ce1"/>
        <table:table-column table:style-name="co1" table:number-columns-repeated="1009" table:default-cell-style-name="ce1"/>
        <table:table-row table:style-name="ro8">
          <table:table-cell table:style-name="ce64" table:number-columns-repeated="5"/>
          <table:table-cell table:number-columns-repeated="1019"/>
        </table:table-row>
        <table:table-row table:style-name="ro9">
          <table:table-cell table:style-name="ce64" office:value-type="string" calcext:value-type="string">
            <text:p>Nom</text:p>
          </table:table-cell>
          <table:table-cell table:style-name="ce64" office:value-type="string" calcext:value-type="string">
            <text:p>rôle</text:p>
          </table:table-cell>
          <table:table-cell table:style-name="ce64" office:value-type="string" calcext:value-type="string">
            <text:p>Spécialité</text:p>
          </table:table-cell>
          <table:table-cell table:style-name="ce64" office:value-type="string" calcext:value-type="string">
            <text:p>Compétences</text:p>
          </table:table-cell>
          <table:table-cell table:style-name="ce64" office:value-type="string" calcext:value-type="string">
            <text:p>Profil</text:p>
          </table:table-cell>
          <table:table-cell table:number-columns-repeated="1019"/>
        </table:table-row>
        <table:table-row table:style-name="ro10">
          <table:table-cell table:style-name="ce65" office:value-type="string" calcext:value-type="string">
            <text:p>Benoît Pires</text:p>
          </table:table-cell>
          <table:table-cell table:style-name="ce65" office:value-type="string" calcext:value-type="string">
            <text:p>Senior Software Engineer</text:p>
          </table:table-cell>
          <table:table-cell table:style-name="ce65" office:value-type="string" calcext:value-type="string">
            <text:p>Backend Java, gestion de la persistance des données avec Hibernate</text:p>
          </table:table-cell>
          <table:table-cell table:style-name="ce65" office:value-type="string" calcext:value-type="string">
            <text:p> ● Java / Java EE</text:p>
            <text:p> ● Fwk Spring, Fwk orm JPA / Hibernate</text:p>
            <text:p> ● SOAP / REST</text:p>
            <text:p> ● Modélisation UML</text:p>
            <text:p> ● SQL Server, Oracle</text:p>
            <text:p> ● Docker</text:p>
          </table:table-cell>
          <table:table-cell table:style-name="ce65" office:value-type="string" calcext:value-type="string">
            <text:p>Sa préférence va à l’évolution et la maintenance des projets en cours. Il apprécie les nouveaux projets uniquement si sa spécialisation est mise pleinement à profit. Assidu, caractère patient. Il n’est pas porté sur la R&amp;D.</text:p>
          </table:table-cell>
          <table:table-cell table:number-columns-repeated="1019"/>
        </table:table-row>
        <table:table-row table:style-name="ro11">
          <table:table-cell table:style-name="ce66" office:value-type="string" calcext:value-type="string">
            <text:p>Anne Colas</text:p>
          </table:table-cell>
          <table:table-cell table:style-name="ce66" office:value-type="string" calcext:value-type="string">
            <text:p>Senior Software Engineer</text:p>
          </table:table-cell>
          <table:table-cell table:style-name="ce66" office:value-type="string" calcext:value-type="string">
            <text:p>Backend Java</text:p>
          </table:table-cell>
          <table:table-cell table:style-name="ce66" office:value-type="string" calcext:value-type="string">
            <text:p> ● Java / Java EE / Jakarta EE</text:p>
            <text:p> ● Fwk Spring, Oauth</text:p>
            <text:p> ● Eclipse MicroProfile</text:p>
            <text:p> ● Docker</text:p>
          </table:table-cell>
          <table:table-cell table:style-name="ce66" office:value-type="string" calcext:value-type="string">
            <text:p>À la recherche constante de challenges techniques. Prompt à la prise d'initiative.</text:p>
          </table:table-cell>
          <table:table-cell table:number-columns-repeated="1019"/>
        </table:table-row>
        <table:table-row table:style-name="ro11">
          <table:table-cell table:style-name="ce65" office:value-type="string" calcext:value-type="string">
            <text:p>David Merle</text:p>
          </table:table-cell>
          <table:table-cell table:style-name="ce65" office:value-type="string" calcext:value-type="string">
            <text:p>Senior Software Engineer</text:p>
          </table:table-cell>
          <table:table-cell table:style-name="ce65" office:value-type="string" calcext:value-type="string">
            <text:p>Pas de spécialisation, profil full stack et devops</text:p>
          </table:table-cell>
          <table:table-cell table:style-name="ce65" office:value-type="string" calcext:value-type="string">
            <text:p> ● Java / Java EE</text:p>
            <text:p> ● Fwk Spring</text:p>
            <text:p> ● Intégration front : JSF, Spring MVC</text:p>
            <text:p> ● Docker, AWS</text:p>
          </table:table-cell>
          <table:table-cell table:style-name="ce65" office:value-type="string" calcext:value-type="string">
            <text:p>Flexible, à la recherche d'innovations. Il s'épanouit à travers une participation aux phases d’implémentations et de déploiement.</text:p>
          </table:table-cell>
          <table:table-cell table:number-columns-repeated="1019"/>
        </table:table-row>
        <table:table-row table:style-name="ro11">
          <table:table-cell table:style-name="ce66" office:value-type="string" calcext:value-type="string">
            <text:p>Leila Harrison</text:p>
          </table:table-cell>
          <table:table-cell table:style-name="ce66" office:value-type="string" calcext:value-type="string">
            <text:p>Junior Software Engineer</text:p>
          </table:table-cell>
          <table:table-cell table:style-name="ce66" office:value-type="string" calcext:value-type="string">
            <text:p>Javascript</text:p>
          </table:table-cell>
          <table:table-cell table:style-name="ce66" office:value-type="string" calcext:value-type="string">
            <text:p> ● Javascript : Angular</text:p>
            <text:p> ● HTML / CSS</text:p>
            <text:p> ● Java</text:p>
            <text:p> ● DAO : Photoshop, Ergonomie du web</text:p>
          </table:table-cell>
          <table:table-cell table:style-name="ce66" office:value-type="string" calcext:value-type="string">
            <text:p>Principalement front, niveau standard en Java. Premier poste en entreprise après son diplôme.</text:p>
          </table:table-cell>
          <table:table-cell table:number-columns-repeated="1019"/>
        </table:table-row>
        <table:table-row table:style-name="ro11">
          <table:table-cell table:style-name="ce65" office:value-type="string" calcext:value-type="string">
            <text:p>Jessica Navarro</text:p>
          </table:table-cell>
          <table:table-cell table:style-name="ce65" office:value-type="string" calcext:value-type="string">
            <text:p>Junior Software Engineer</text:p>
          </table:table-cell>
          <table:table-cell table:style-name="ce65" office:value-type="string" calcext:value-type="string">
            <text:p>PHP Symfony</text:p>
          </table:table-cell>
          <table:table-cell table:style-name="ce65" office:value-type="string" calcext:value-type="string">
            <text:p>● HTML / CSS (bootstrap, materialize)</text:p>
            <text:p> ● PHP, fwk Symfony</text:p>
            <text:p> ● PostgreSQL</text:p>
            <text:p> ● Docker, AWS</text:p>
          </table:table-cell>
          <table:table-cell table:style-name="ce65" office:value-type="string" calcext:value-type="string">
            <text:p>Dernière recrue, en formation sur les technologies Java/JavaEE. Était freelance auparavant et a souhaité intégrer une entreprise pour acquérir des compétences supplémentaires.</text:p>
          </table:table-cell>
          <table:table-cell table:number-columns-repeated="1019"/>
        </table:table-row>
        <table:table-row table:style-name="ro12">
          <table:table-cell table:style-name="ce66" office:value-type="string" calcext:value-type="string">
            <text:p>Mathias Henrich</text:p>
          </table:table-cell>
          <table:table-cell table:style-name="ce66" office:value-type="string" calcext:value-type="string">
            <text:p>Junior Software Engineer</text:p>
          </table:table-cell>
          <table:table-cell table:style-name="ce66" office:value-type="string" calcext:value-type="string">
            <text:p>Java</text:p>
          </table:table-cell>
          <table:table-cell table:style-name="ce66" office:value-type="string" calcext:value-type="string">
            <text:p> ● Java / JavaEE, PHP</text:p>
            <text:p> ● HTML / CSS</text:p>
            <text:p> ● Gradle</text:p>
            <text:p> ● MySQL, PostgreSQL</text:p>
          </table:table-cell>
          <table:table-cell table:style-name="ce66" office:value-type="string" calcext:value-type="string">
            <text:p>Compétences génériques en Java et web, souple et fort potentiel d’apprentissage. Très à l’écoute des autres développeurs.</text:p>
          </table:table-cell>
          <table:table-cell table:number-columns-repeated="1019"/>
        </table:table-row>
        <table:table-row table:style-name="ro13">
          <table:table-cell table:style-name="ce65" office:value-type="string" calcext:value-type="string">
            <text:p>Marie Pierrot</text:p>
          </table:table-cell>
          <table:table-cell table:style-name="ce65" office:value-type="string" calcext:value-type="string">
            <text:p>Software Builder Engineer</text:p>
          </table:table-cell>
          <table:table-cell table:style-name="ce65" office:value-type="string" calcext:value-type="string">
            <text:p>Maven, AWS</text:p>
          </table:table-cell>
          <table:table-cell table:style-name="ce65" office:value-type="string" calcext:value-type="string">
            <text:p> ● Java</text:p>
            <text:p> ● Docker, Kubernetes</text:p>
            <text:p> ● Jenkins</text:p>
            <text:p> ● AWS, Microsoft Azure</text:p>
            <text:p> ● Oracle</text:p>
          </table:table-cell>
          <table:table-cell table:style-name="ce65" office:value-type="string" calcext:value-type="string">
            <text:p>Dédiée aux phases de build et de déploiement des projets. Extrêmement spécialisée dans son domaine. Difficulté à travailler en équipe.</text:p>
          </table:table-cell>
          <table:table-cell table:number-columns-repeated="1019"/>
        </table:table-row>
        <table:table-row table:style-name="ro14">
          <table:table-cell table:style-name="ce66" office:value-type="string" calcext:value-type="string">
            <text:p>Sophie Laroche</text:p>
          </table:table-cell>
          <table:table-cell table:style-name="ce66" office:value-type="string" calcext:value-type="string">
            <text:p>Internship developer</text:p>
          </table:table-cell>
          <table:table-cell table:style-name="ce66" office:value-type="string" calcext:value-type="string">
            <text:p>N/A</text:p>
          </table:table-cell>
          <table:table-cell table:style-name="ce66" office:value-type="string" calcext:value-type="string">
            <text:p> ● Java</text:p>
            <text:p> ● PostgreSQL</text:p>
          </table:table-cell>
          <table:table-cell table:style-name="ce66" office:value-type="string" calcext:value-type="string">
            <text:p>Disponibilité : 60% (2 jour/semaine en formation)</text:p>
            <text:p>En alternance sur un parcours “Développeur d’Application Java”. A tout à apprendre, mais est très motivée.</text:p>
          </table:table-cell>
          <table:table-cell table:number-columns-repeated="1019"/>
        </table:table-row>
        <table:table-row table:style-name="ro1" table:number-rows-repeated="1048565">
          <table:table-cell table:number-columns-repeated="1024"/>
        </table:table-row>
        <table:table-row table:style-name="ro1">
          <table:table-cell table:number-columns-repeated="1024"/>
        </table:table-row>
      </table:table>
      <table:table table:name="Feuille4" table:style-name="ta1">
        <office:forms form:automatic-focus="false" form:apply-design-mode="false"/>
        <table:table-column table:style-name="co1" table:default-cell-style-name="Default"/>
        <table:table-column table:style-name="co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1" table:default-cell-style-name="ce1"/>
        <table:table-column table:style-name="co14" table:default-cell-style-name="ce1"/>
        <table:table-column table:style-name="co19" table:default-cell-style-name="ce1"/>
        <table:table-column table:style-name="co20" table:default-cell-style-name="ce1"/>
        <table:table-column table:style-name="co1" table:number-columns-repeated="1006" table:default-cell-style-name="ce1"/>
        <table:table-row table:style-name="ro1">
          <table:table-cell table:number-columns-repeated="1020"/>
        </table:table-row>
        <table:table-row table:style-name="ro15">
          <table:table-cell/>
          <table:table-cell table:style-name="ce64"/>
          <table:table-cell table:style-name="ce64" office:value-type="string" calcext:value-type="string" table:number-columns-spanned="11" table:number-rows-spanned="1">
            <text:p>SAVOIR-FAIRE</text:p>
          </table:table-cell>
          <table:covered-table-cell table:number-columns-repeated="10"/>
          <table:table-cell table:number-columns-repeated="1007"/>
        </table:table-row>
        <table:table-row table:style-name="ro16">
          <table:table-cell/>
          <table:table-cell table:style-name="ce42" office:value-type="string" calcext:value-type="string">
            <text:p>Nom</text:p>
          </table:table-cell>
          <table:table-cell table:style-name="ce42" office:value-type="string" calcext:value-type="string">
            <text:p>Programmation front-end</text:p>
          </table:table-cell>
          <table:table-cell table:style-name="ce42" office:value-type="string" calcext:value-type="string">
            <text:p>Programmation back-end</text:p>
          </table:table-cell>
          <table:table-cell table:style-name="ce42" office:value-type="string" calcext:value-type="string">
            <text:p>Connaissance Système des OS</text:p>
          </table:table-cell>
          <table:table-cell table:style-name="ce42" office:value-type="string" calcext:value-type="string">
            <text:p>Sécurité informatique</text:p>
          </table:table-cell>
          <table:table-cell table:style-name="ce42" office:value-type="string" calcext:value-type="string">
            <text:p>Shell Système</text:p>
          </table:table-cell>
          <table:table-cell table:style-name="ce42" office:value-type="string" calcext:value-type="string">
            <text:p>Structure de données</text:p>
          </table:table-cell>
          <table:table-cell table:style-name="ce42" office:value-type="string" calcext:value-type="string">
            <text:p>Tests unitaires</text:p>
          </table:table-cell>
          <table:table-cell table:style-name="ce42" office:value-type="string" calcext:value-type="string">
            <text:p>Suivi de version</text:p>
          </table:table-cell>
          <table:table-cell table:style-name="ce42" office:value-type="string" calcext:value-type="string">
            <text:p>Crypto-</text:p>
            <text:p>Monnaie</text:p>
          </table:table-cell>
          <table:table-cell table:style-name="ce42" office:value-type="string" calcext:value-type="string">
            <text:p>Architecture REST</text:p>
          </table:table-cell>
          <table:table-cell table:style-name="ce42" office:value-type="string" calcext:value-type="string">
            <text:p>Travail en équipe</text:p>
          </table:table-cell>
          <table:table-cell table:style-name="ce45" office:value-type="string" calcext:value-type="string">
            <text:p>Résultat</text:p>
          </table:table-cell>
          <table:table-cell table:number-columns-repeated="1006"/>
        </table:table-row>
        <table:table-row table:style-name="ro17">
          <table:table-cell/>
          <table:table-cell table:style-name="ce65" office:value-type="string" calcext:value-type="string">
            <text:p>Benoît Pires</text:p>
          </table:table-cell>
          <table:table-cell table:style-name="ce43"/>
          <table:table-cell table:style-name="ce43" office:value-type="float" office:value="1" calcext:value-type="float">
            <text:p>1</text:p>
          </table:table-cell>
          <table:table-cell table:style-name="ce43" table:number-columns-repeated="3"/>
          <table:table-cell table:style-name="ce43" office:value-type="float" office:value="1" calcext:value-type="float">
            <text:p>1</text:p>
          </table:table-cell>
          <table:table-cell table:style-name="ce43" table:number-columns-repeated="3"/>
          <table:table-cell table:style-name="ce43" office:value-type="float" office:value="1" calcext:value-type="float">
            <text:p>1</text:p>
          </table:table-cell>
          <table:table-cell table:style-name="ce43"/>
          <table:table-cell table:style-name="ce46" office:value-type="float" office:value="3" calcext:value-type="float">
            <text:p>3</text:p>
          </table:table-cell>
          <table:table-cell table:number-columns-repeated="1006"/>
        </table:table-row>
        <table:table-row table:style-name="ro17">
          <table:table-cell/>
          <table:table-cell table:style-name="ce66" office:value-type="string" calcext:value-type="string">
            <text:p>Anne Colas</text:p>
          </table:table-cell>
          <table:table-cell table:style-name="ce44"/>
          <table:table-cell table:style-name="ce44" office:value-type="float" office:value="1" calcext:value-type="float">
            <text:p>1</text:p>
          </table:table-cell>
          <table:table-cell table:style-name="ce44"/>
          <table:table-cell table:style-name="ce44" office:value-type="float" office:value="1" calcext:value-type="float">
            <text:p>1</text:p>
          </table:table-cell>
          <table:table-cell table:style-name="ce44" table:number-columns-repeated="7"/>
          <table:table-cell table:style-name="ce47" office:value-type="float" office:value="2" calcext:value-type="float">
            <text:p>2</text:p>
          </table:table-cell>
          <table:table-cell table:number-columns-repeated="1006"/>
        </table:table-row>
        <table:table-row table:style-name="ro17">
          <table:table-cell/>
          <table:table-cell table:style-name="ce65" office:value-type="string" calcext:value-type="string">
            <text:p>David Merle</text:p>
          </table:table-cell>
          <table:table-cell table:number-columns-repeated="2" table:style-name="ce43" office:value-type="float" office:value="1" calcext:value-type="float">
            <text:p>1</text:p>
          </table:table-cell>
          <table:table-cell table:style-name="ce43" table:number-columns-repeated="9"/>
          <table:table-cell table:style-name="ce46" office:value-type="float" office:value="2" calcext:value-type="float">
            <text:p>2</text:p>
          </table:table-cell>
          <table:table-cell table:number-columns-repeated="1006"/>
        </table:table-row>
        <table:table-row table:style-name="ro17">
          <table:table-cell/>
          <table:table-cell table:style-name="ce66" office:value-type="string" calcext:value-type="string">
            <text:p>Leila Harrison</text:p>
          </table:table-cell>
          <table:table-cell table:number-columns-repeated="2" table:style-name="ce44" office:value-type="float" office:value="1" calcext:value-type="float">
            <text:p>1</text:p>
          </table:table-cell>
          <table:table-cell table:style-name="ce44" table:number-columns-repeated="9"/>
          <table:table-cell table:style-name="ce47" office:value-type="float" office:value="2" calcext:value-type="float">
            <text:p>2</text:p>
          </table:table-cell>
          <table:table-cell table:number-columns-repeated="1006"/>
        </table:table-row>
        <table:table-row table:style-name="ro17">
          <table:table-cell/>
          <table:table-cell table:style-name="ce65" office:value-type="string" calcext:value-type="string">
            <text:p>Jessica Navarro</text:p>
          </table:table-cell>
          <table:table-cell table:style-name="ce43" office:value-type="float" office:value="1" calcext:value-type="float">
            <text:p>1</text:p>
          </table:table-cell>
          <table:table-cell table:style-name="ce43" table:number-columns-repeated="4"/>
          <table:table-cell table:style-name="ce43" office:value-type="float" office:value="1" calcext:value-type="float">
            <text:p>1</text:p>
          </table:table-cell>
          <table:table-cell table:style-name="ce43" table:number-columns-repeated="5"/>
          <table:table-cell table:style-name="ce46" office:value-type="float" office:value="2" calcext:value-type="float">
            <text:p>2</text:p>
          </table:table-cell>
          <table:table-cell table:number-columns-repeated="1006"/>
        </table:table-row>
        <table:table-row table:style-name="ro17">
          <table:table-cell/>
          <table:table-cell table:style-name="ce66" office:value-type="string" calcext:value-type="string">
            <text:p>Mathias Henrich</text:p>
          </table:table-cell>
          <table:table-cell table:number-columns-repeated="2" table:style-name="ce44" office:value-type="float" office:value="1" calcext:value-type="float">
            <text:p>1</text:p>
          </table:table-cell>
          <table:table-cell table:style-name="ce44" table:number-columns-repeated="3"/>
          <table:table-cell table:style-name="ce44" office:value-type="float" office:value="1" calcext:value-type="float">
            <text:p>1</text:p>
          </table:table-cell>
          <table:table-cell table:style-name="ce44" table:number-columns-repeated="4"/>
          <table:table-cell table:style-name="ce44" office:value-type="float" office:value="1" calcext:value-type="float">
            <text:p>1</text:p>
          </table:table-cell>
          <table:table-cell table:style-name="ce47" office:value-type="float" office:value="4" calcext:value-type="float">
            <text:p>4</text:p>
          </table:table-cell>
          <table:table-cell table:number-columns-repeated="1006"/>
        </table:table-row>
        <table:table-row table:style-name="ro17">
          <table:table-cell/>
          <table:table-cell table:style-name="ce65" office:value-type="string" calcext:value-type="string">
            <text:p>Marie Pierrot</text:p>
          </table:table-cell>
          <table:table-cell table:style-name="ce43"/>
          <table:table-cell table:style-name="ce43" office:value-type="float" office:value="1" calcext:value-type="float">
            <text:p>1</text:p>
          </table:table-cell>
          <table:table-cell table:style-name="ce43" table:number-columns-repeated="3"/>
          <table:table-cell table:style-name="ce43" office:value-type="float" office:value="1" calcext:value-type="float">
            <text:p>1</text:p>
          </table:table-cell>
          <table:table-cell table:style-name="ce43" table:number-columns-repeated="4"/>
          <table:table-cell table:style-name="ce43" office:value-type="float" office:value="-1" calcext:value-type="float">
            <text:p>-1</text:p>
          </table:table-cell>
          <table:table-cell table:style-name="ce46" office:value-type="float" office:value="1" calcext:value-type="float">
            <text:p>1</text:p>
          </table:table-cell>
          <table:table-cell table:number-columns-repeated="1006"/>
        </table:table-row>
        <table:table-row table:style-name="ro17">
          <table:table-cell/>
          <table:table-cell table:style-name="ce66" office:value-type="string" calcext:value-type="string">
            <text:p>Sophie Laroche</text:p>
          </table:table-cell>
          <table:table-cell table:style-name="ce44"/>
          <table:table-cell table:style-name="ce44" office:value-type="float" office:value="1" calcext:value-type="float">
            <text:p>1</text:p>
          </table:table-cell>
          <table:table-cell table:style-name="ce44" table:number-columns-repeated="3"/>
          <table:table-cell table:style-name="ce44" office:value-type="float" office:value="1" calcext:value-type="float">
            <text:p>1</text:p>
          </table:table-cell>
          <table:table-cell table:style-name="ce44" table:number-columns-repeated="5"/>
          <table:table-cell table:style-name="ce47" office:value-type="float" office:value="2" calcext:value-type="float">
            <text:p>2</text:p>
          </table:table-cell>
          <table:table-cell table:number-columns-repeated="1006"/>
        </table:table-row>
        <table:table-row table:style-name="ro1" table:number-rows-repeated="1048564">
          <table:table-cell table:number-columns-repeated="1020"/>
        </table:table-row>
        <table:table-row table:style-name="ro1">
          <table:table-cell table:number-columns-repeated="1020"/>
        </table:table-row>
      </table:table>
      <table:table table:name="Analyse PJ" table:style-name="ta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number-columns-repeated="2" table:default-cell-style-name="ce1"/>
        <table:table-column table:style-name="co27" table:default-cell-style-name="ce1"/>
        <table:table-column table:style-name="co28" table:default-cell-style-name="ce1"/>
        <table:table-column table:style-name="co29" table:default-cell-style-name="ce1"/>
        <table:table-column table:style-name="co1" table:number-columns-repeated="995" table:default-cell-style-name="ce1"/>
        <table:table-row table:style-name="ro8">
          <table:table-cell table:number-columns-repeated="10"/>
          <table:table-cell office:value-type="string" calcext:value-type="string">
            <text:p/>
            <text:p/>
          </table:table-cell>
          <table:table-cell table:number-columns-repeated="994"/>
        </table:table-row>
        <table:table-row table:style-name="ro18">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62" office:value-type="string" calcext:value-type="string" table:number-columns-spanned="5" table:number-rows-spanned="1">
            <text:p>Référentiel TOGAF® 9.2</text:p>
          </table:table-cell>
          <table:covered-table-cell table:number-columns-repeated="4" table:style-name="ce62"/>
          <table:table-cell table:number-columns-repeated="995"/>
        </table:table-row>
        <table:table-row table:style-name="ro5">
          <table:table-cell/>
          <table:covered-table-cell/>
          <table:covered-table-cell table:style-name="ce151"/>
          <table:covered-table-cell table:style-name="ce55"/>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55" office:value-type="string" calcext:value-type="string">
            <text:p>B. Architecture d’entreprise</text:p>
          </table:table-cell>
          <table:table-cell table:style-name="ce55"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9">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20">
          <table:table-cell/>
          <table:covered-table-cell table:number-columns-repeated="3"/>
          <table:table-cell table:style-name="ce169"/>
          <table:table-cell table:style-name="ce184" table:number-columns-repeated="2"/>
          <table:table-cell table:style-name="ce74"/>
          <table:covered-table-cell table:number-columns-repeated="2" table:style-name="ce74"/>
          <table:table-cell table:style-name="ce202"/>
          <table:table-cell table:number-columns-repeated="994"/>
        </table:table-row>
        <table:table-row table:style-name="ro15">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Roadmap</text:p>
          </table:table-cell>
          <table:covered-table-cell table:style-name="ce161"/>
          <table:table-cell table:style-name="ce170"/>
          <table:table-cell table:number-columns-repeated="5" table:style-name="ce185" office:value-type="string" calcext:value-type="string">
            <text:p>N/A</text:p>
          </table:table-cell>
          <table:table-cell table:number-columns-repeated="995"/>
        </table:table-row>
        <table:table-row table:style-name="ro21">
          <table:table-cell/>
          <table:covered-table-cell table:style-name="ce107"/>
          <table:table-cell table:style-name="ce154" office:value-type="string" calcext:value-type="string" table:number-columns-spanned="2" table:number-rows-spanned="1">
            <text:p>DDA</text:p>
          </table:table-cell>
          <table:covered-table-cell table:style-name="ce115"/>
          <table:table-cell table:style-name="ce170"/>
          <table:table-cell table:style-name="ce186" office:value-type="string" calcext:value-type="string">
            <text:p>Ce document définit l’architecture source (Baseline Architecture), l’architecture cible (Target Architecture) et fournit une analyse de l’écart entre les deux.</text:p>
            <text:p>GitmeMoney, banque internationale, s'intéresse de très près au domaine de la cryptomonnaie. Ce nouveau secteur du métier est identifié comme porteur.</text:p>
            <text:p>Afin de se placer sur ce marché, la direction décide d’investir sur le développement d’un nouveau produit : une marketplace de la cryptomonnaie connectant les sites marchands de cryptomonnaie et les banques.</text:p>
          </table:table-cell>
          <table:table-cell table:style-name="ce186" office:value-type="string" calcext:value-type="string">
            <text:p>OJECTIFS</text:p>
            <text:p>Le produit devra permettre d’atteindre les objectifs fonctionnels suivants :</text:p>
            <text:p> – s’inscrire comme client ;</text:p>
            <text:p> – en tant que client identifié, acheter de la cryptomonnaie ;</text:p>
            <text:p> – se faire référencer comme vendeur de cryptomonnaie ;</text:p>
            <text:p> – en tant que vendeur référencé, vendre de la cryptomonnaie ;</text:p>
            <text:p> – permettre de s’interfacer avec l’API de la plateforme pour de la consultation (ainsi les données pourront être intégrées à des applicatifs tiers).</text:p>
            <text:p/>
            <text:p>CONTRAINTES</text:p>
            <text:p>La première contrainte est celle de la ​sécurité​. Un produit financier de cette envergure doit être sécurisé tant techniquement que fonctionnellement. Il ne laisse aucune place aux failles.</text:p>
            <text:p>Une seconde contrainte est celle de la ​disponibilité​. Il faut assurer un produit accessible 7 jours sur 7 et 24 heures sur 24, quel que soit le nombre d’utilisateurs simultanés.</text:p>
            <text:p>Enfin, la dernière contrainte est celle de la ​gestion des devises​, ce produit ayant pour vocation une portée internationale.</text:p>
            <text:p/>
            <text:p>Consolidated business</text:p>
            <text:p> L'application Kraken doit être maintenue tant que le nouveau produit n’est pas stable et que la migration n’a pas été réalisée.</text:p>
            <text:p/>
            <text:p>Business gap</text:p>
            <text:p> GitmeMoney se concentre actuellement sur l’achat et la vente de cryptomonnaie. Ses actions métiers sont toujours valides.</text:p>
            <text:p> Cependant, GitmeMoney se placera comme une plateforme ouverte pour d’autres acteurs du domaine. Il s’agit donc d’intégrer la gestion de ces utilisateurs.</text:p>
            <text:p/>
            <text:p>À noter également que, d’un produit tiers, on passe désormais à un produit propriétaire.</text:p>
            <text:p/>
            <text:p/>
          </table:table-cell>
          <table:table-cell table:style-name="ce192" office:value-type="string" calcext:value-type="string">
            <text:p>Business Architecture description</text:p>
            <text:p> Les aspects métiers sont divisés en 3 blocs distincts :</text:p>
            <text:p>      Backoffice pour les vendeurs.</text:p>
            <text:p>      Frontoffice pour les acheteurs.</text:p>
            <text:p>      API sécurisée pour la consultation des données.</text:p>
          </table:table-cell>
          <table:table-cell table:style-name="ce192" office:value-type="string" calcext:value-type="string">
            <text:p>D’un point de vue métier, GitmeMoney ne possède actuellement aucun produit qui lui soit propre pour la gestion des cryptomonnaies.</text:p>
            <text:p>Comme de nombreux autres acteurs financiers, il utilise actuellement ​Kraken qui est intégré à son système d’information comme applicatif métier tiers.</text:p>
            <text:p>Acteurs externes</text:p>
            <text:p> Aucun acteur externe n’est actuellement concerné. Tout est géré en interne.</text:p>
            <text:p/>
            <text:p>Acteurs internes</text:p>
            <text:p> Les employés de la division ‘cryptocurrency branch’ sont impliqués dans l’utilisation de Kraken.</text:p>
            <text:p/>
            <text:p>Actions métiers</text:p>
            <text:p> GitmeMoney se place comme utilisateur d’un marketplace (Kraken) pour acheter et vendre sa cryptomonnaie.</text:p>
            <text:p/>
            <text:p>Application Architecture description</text:p>
            <text:p>Front Layer</text:p>
            <text:p>     Permettant aux acteurs d’agir sur le système, il est construit en 2 composants :</text:p>
            <text:p>      1. Interface web (commune au frontoffice et backoffice).</text:p>
            <text:p>      2. API exposée publiquement pour la consultation de données.</text:p>
            <text:p/>
            <text:p> Service Layer</text:p>
            <text:p>     Décorrélé du front, il est découpé en 2 blocs métiers :</text:p>
            <text:p>      1. Gestion des utilisateurs.</text:p>
            <text:p>      2. Gestion de la cryptomonnaie (achat/vente).</text:p>
            <text:p>     Les composants ‘API Gateway’ et ‘Security service’ sont communs à l’interconnexion du front layer et du service layer.</text:p>
            <text:p/>
            <text:p> Data Layer </text:p>
            <text:p>     Cette couche comporte 2 composants :</text:p>
            <text:p>      1. “Data repository access”, qui permet d'accéder aux données stockées par GitmeMoney.</text:p>
            <text:p>      2. “3rd party access”, qui permet de se connecter à des applications tierces (i.e. se connecter à l’API d’autres produits financiers permettant la récupération d’informations pertinentes à afficher).</text:p>
            <text:p/>
            <text:p/>
            <text:p/>
            <text:p>Application Architecture</text:p>
            <text:p> Comme mentionné dans la Business Architecture, GitmeMoney se sert du produit Kraken. En termes d’application, cela signifie utiliser un navigateur web pour accéder aux données à travers l’interface web de Kraken.</text:p>
            <text:p/>
            <text:p>Data Architecture</text:p>
            <text:p> Les données sont actuellement stockées par Kraken, GitmeMoney y accède uniquement par l’interface mise à disposition.</text:p>
          </table:table-cell>
          <table:table-cell table:style-name="ce199" office:value-type="string" calcext:value-type="string">
            <text:p>Technology Architecture</text:p>
            <text:p>  GitmeMoney possède un parc informatique respectant de hauts critères de sécurité pour ce qui est des flux entrants et sortants. Aujourd’hui, la plateforme web Kraken est dans la whitelist des sites accessibles par les employés de la division concernée.</text:p>
            <text:p> Les équipes de développement des produits internes sont principalement axés sur la technologie Java et l’écosystème qui en découle. Selon les produits, il existe des hébergements en local (s’il n’y a pas besoin d’accéder à l’interface en dehors du périmètre interne du réseau) ou des hébergements cloud. Il n’y a pas d’hébergeur Cloud officiel, bien que AWS ait été utilisé à plus haute fréquence.</text:p>
            <text:p/>
            <text:p>Technology Application description</text:p>
            <text:p> Le produit développé repose sur une stack technique ​Java ​pour les Service et Data Layer. Le Front Layer doit se reposer sur un framework adaptable à cette stack technique Java.</text:p>
            <text:p> L’ensemble des composants du produit doit être hébergé sur des serveurs sécurisés (d’un point de vue physique et applicatif).</text:p>
            <text:p/>
            <text:p>Technical gap</text:p>
            <text:p> L’écart se résume en l’implémentation d’une application ​from scratch en lieu et place d’un produit tiers intégré dans le système d’information jusqu’à présent.</text:p>
            <text:p> Ce nouveau produit implique principalement trois nouvelles actions :</text:p>
            <text:p>      1. Implémentation de l’application.</text:p>
            <text:p>      2. Déploiement de l’application.</text:p>
            <text:p>      3. Maintenance de l’application.</text:p>
            <text:p>      Pour chacune de ces phases, des réponses techniques seront fournies en suivant les principes de l’architecture definition document.</text:p>
          </table:table-cell>
          <table:table-cell table:number-columns-repeated="995"/>
        </table:table-row>
        <table:table-row table:style-name="ro22">
          <table:table-cell/>
          <table:covered-table-cell table:style-name="ce107"/>
          <table:table-cell table:style-name="ce155" office:value-type="string" calcext:value-type="string" table:number-columns-spanned="2" table:number-rows-spanned="1">
            <text:p>SBB</text:p>
          </table:table-cell>
          <table:covered-table-cell table:style-name="ce115"/>
          <table:table-cell table:style-name="ce170"/>
          <table:table-cell table:style-name="ce187"/>
          <table:table-cell table:style-name="ce187" office:value-type="string" calcext:value-type="string">
            <text:p>Building block name : ​Solution pour acheter de la cryptomonnaie</text:p>
            <text:p/>
            <text:p>Building block name : ​Solution pour vendre de la cryptomonnaie</text:p>
            <text:p/>
            <text:p>Building block name : ​Solution pour exposer une API</text:p>
            <text:p/>
            <text:p>Building block name : ​Solution pour stocker les données</text:p>
          </table:table-cell>
          <table:table-cell table:style-name="ce193" table:number-columns-repeated="2"/>
          <table:table-cell table:style-name="ce200"/>
          <table:table-cell table:number-columns-repeated="995"/>
        </table:table-row>
        <table:table-row table:style-name="ro19">
          <table:table-cell/>
          <table:covered-table-cell table:style-name="ce107"/>
          <table:table-cell table:style-name="ce154" office:value-type="string" calcext:value-type="string" table:number-columns-spanned="2" table:number-rows-spanned="1">
            <text:p>Mail de Jimmy</text:p>
          </table:table-cell>
          <table:covered-table-cell table:style-name="ce115"/>
          <table:table-cell table:style-name="ce170"/>
          <table:table-cell table:style-name="ce186" office:value-type="string" calcext:value-type="string">
            <text:p>Après en avoir discuté avec Natalia, notre head product manager, nous avons pensé à toi pour assurer la transition en attendant qu’un remplaçant arrive.</text:p>
            <text:p/>
            <text:p>Je te fais suivre le mémo de la dernière réunion avec Sophie. Tu trouveras le travail à réaliser pour prendre la suite.</text:p>
            <text:p>Il s’agira également de composer l’équipe de développement qui permettra de réaliser les KPI du projet.</text:p>
          </table:table-cell>
          <table:table-cell table:style-name="ce186"/>
          <table:table-cell table:style-name="ce192" table:number-columns-repeated="2"/>
          <table:table-cell table:style-name="ce199"/>
          <table:table-cell table:number-columns-repeated="995"/>
        </table:table-row>
        <table:table-row table:style-name="ro23">
          <table:table-cell/>
          <table:covered-table-cell table:style-name="ce107"/>
          <table:table-cell table:style-name="ce156" office:value-type="string" calcext:value-type="string" table:number-columns-spanned="2" table:number-rows-spanned="1">
            <text:p>Mémo de Lancement ‘Crypto plateforme’</text:p>
          </table:table-cell>
          <table:covered-table-cell table:style-name="ce163"/>
          <table:table-cell table:style-name="ce170"/>
          <table:table-cell table:style-name="ce188" office:value-type="string" calcext:value-type="string">
            <text:p>L’équipe de développement France sera en charge du nouveau projet “Crypto plateforme”. La conception technique a déjà été réalisée.</text:p>
          </table:table-cell>
          <table:table-cell table:style-name="ce188"/>
          <table:table-cell table:style-name="ce194"/>
          <table:table-cell table:style-name="ce194" office:value-type="string" calcext:value-type="string">
            <text:p>Fournir le backlog :</text:p>
            <text:p>     Prioriser les features.</text:p>
            <text:p>     Découper les features attendues en tâches de développement et estimer leur temps nécessaire. </text:p>
            <text:p/>
            <text:p>Fournir le planning (diagramme de Gantt) :</text:p>
            <text:p>      Intégrer les réunions de lancement, de sprints, de suivis et de rétrospective.</text:p>
            <text:p>     Assigner les tâches de développement aux développeurs dans les sprints.</text:p>
            <text:p/>
            <text:p> Créer un guide de recommandations pour le développement qui inclura :</text:p>
            <text:p>      comment s’assurer que les standards internes de développement sont maintenus et que l’architecture est respectée ;</text:p>
            <text:p>     les méthodes de travail de l’équipe de développeurs (exemple : peer programming, code review).</text:p>
            <text:p/>
            <text:p>  Outils :</text:p>
            <text:p>       Les documents d’input du projet</text:p>
            <text:p>       Saisie de tout ce qui est tâches, estimations, assignations sur un Kanban.  </text:p>
          </table:table-cell>
          <table:table-cell table:style-name="ce201"/>
          <table:table-cell table:number-columns-repeated="995"/>
        </table:table-row>
        <table:table-row table:style-name="ro22">
          <table:table-cell/>
          <table:covered-table-cell/>
          <table:table-cell table:style-name="ce154" office:value-type="string" calcext:value-type="string" table:number-columns-spanned="2" table:number-rows-spanned="1">
            <text:p>chat avec Jimmy</text:p>
          </table:table-cell>
          <table:covered-table-cell table:style-name="ce115"/>
          <table:table-cell table:style-name="ce170"/>
          <table:table-cell table:style-name="ce186" office:value-type="string" calcext:value-type="string">
            <text:p>1-écriture des fiches de poste nécessaires pour le projet.</text:p>
            <text:p>2-identification au sein de la liste des ressources disponibles des 5 profils les plus proches (côté budget, on est limité à 5 sur ce projet)</text:p>
            <text:p>3-définition des actions nécessaires pour combles l’écart entre le profil et les ressources retenues.</text:p>
            <text:p>4-vis-à-vis des objectifs: définition des KPI pour la première version (incluant le niveau de complétion du projet, coût, etc.)</text:p>
            <text:p>5-compolation du tout dans un document pour validation au niveau supérieur.</text:p>
            <text:p/>
          </table:table-cell>
          <table:table-cell table:style-name="ce186"/>
          <table:table-cell table:style-name="ce192" table:number-columns-repeated="2"/>
          <table:table-cell table:style-name="ce199"/>
          <table:table-cell table:number-columns-repeated="995"/>
        </table:table-row>
        <table:table-row table:style-name="ro15">
          <table:table-cell/>
          <table:covered-table-cell/>
          <table:table-cell table:style-name="ce156" office:value-type="string" calcext:value-type="string" table:number-columns-spanned="2" table:number-rows-spanned="1">
            <text:p>roster des développeurs</text:p>
          </table:table-cell>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2-11T11:18:22.710135310</dc:date>
    <meta:editing-duration>P1DT3H8M28S</meta:editing-duration>
    <meta:editing-cycles>112</meta:editing-cycles>
    <meta:generator>LibreOffice/7.3.4.2$Linux_X86_64 LibreOffice_project/728fec16bd5f605073805c3c9e7c4212a0120dc5</meta:generator>
    <meta:document-statistic meta:table-count="4" meta:cell-count="152" meta:object-count="0"/>
  </office:meta>
</office:document-meta>
</file>